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 svg:font-family="F" style:font-family-generic="system" style:font-pitch="variable"/>
  </office:font-face-decls>
  <office:automatic-styles>
    <style:style style:name="P1" style:family="paragraph" style:parent-style-name="Normal">
      <style:paragraph-properties fo:margin-top="0cm" fo:margin-bottom="0cm" style:contextual-spacing="false"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letter-kerning="false" style:font-name-asian="Times New Roman" style:font-size-asian="10pt" style:language-asian="fr" style:country-asian="FR" style:font-name-complex="Courier New" style:font-size-complex="10pt" fo:hyphenate="true"/>
    </style:style>
    <style:style style:name="P2" style:family="paragraph" style:parent-style-name="Normal">
      <style:paragraph-properties fo:margin-top="0cm" fo:margin-bottom="0cm" style:contextual-spacing="false"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fr" style:country-asian="FR" style:font-name-complex="Courier New" style:font-size-complex="10pt" fo:hyphenate="true"/>
    </style:style>
    <style:style style:name="P3" style:family="paragraph" style:parent-style-name="Normal">
      <style:paragraph-properties fo:margin-top="0cm" fo:margin-bottom="0cm" style:contextual-spacing="false"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4" style:family="paragraph" style:parent-style-name="Standard">
      <style:paragraph-properties fo:margin-top="0cm" fo:margin-bottom="0cm" style:contextual-spacing="false" fo:line-height="100%"/>
    </style:style>
    <style:style style:name="P5" style:family="paragraph" style:parent-style-name="Standard">
      <style:text-properties fo:language="en" fo:country="US"/>
    </style:style>
    <style:style style:name="P6" style:family="paragraph" style:parent-style-name="Standard">
      <style:text-properties officeooo:paragraph-rsid="001657be"/>
    </style:style>
    <style:style style:name="P7" style:family="paragraph" style:parent-style-name="Heading_20_1" style:master-page-name="MP0">
      <style:paragraph-properties style:page-number="auto" fo:break-before="page"/>
    </style:style>
    <style:style style:name="P8" style:family="paragraph" style:parent-style-name="Heading_20_2">
      <style:text-properties style:use-window-font-color="true" style:font-name="Calibri" fo:font-size="11pt" fo:font-weight="normal" style:font-size-asian="11pt" style:font-weight-asian="normal" style:font-name-complex="Calibri" style:font-size-complex="11pt" style:font-weight-complex="normal"/>
    </style:style>
    <style:style style:name="P9" style:family="paragraph" style:parent-style-name="Heading_20_2">
      <style:paragraph-properties>
        <style:tab-stops>
          <style:tab-stop style:position="3.545cm"/>
        </style:tab-stops>
      </style:paragraph-properties>
    </style:style>
    <style:style style:name="P10" style:family="paragraph" style:parent-style-name="Paragraphe_20_de_20_liste" style:list-style-name="WWNum1"/>
    <style:style style:name="P11" style:family="paragraph" style:parent-style-name="Préformaté_20_HTML">
      <style:text-properties officeooo:paragraph-rsid="001657b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ourier New" fo:font-size="10pt" fo:language="en" fo:country="US" style:letter-kerning="false" style:font-name-asian="Times New Roman" style:font-size-asian="10pt" style:language-asian="fr" style:country-asian="FR" style:font-name-complex="Courier New" style:font-size-complex="10pt"/>
    </style:style>
    <style:style style:name="T4" style:family="text">
      <style:text-properties style:font-name="Courier New" fo:font-size="10pt" fo:language="en" fo:country="US" style:font-name-asian="Times New Roman" style:font-size-asian="10pt" style:language-asian="fr" style:country-asian="FR" style:font-name-complex="Courier New" style:font-size-complex="10pt"/>
    </style:style>
    <style:style style:name="T5" style:family="text">
      <style:text-properties style:font-name="Courier New" fo:font-size="10pt" style:letter-kerning="false" style:font-name-asian="Times New Roman" style:font-size-asian="10pt" style:language-asian="fr" style:country-asian="FR" style:font-name-complex="Courier New" style:font-size-complex="10pt"/>
    </style:style>
    <style:style style:name="T6" style:family="text">
      <style:text-properties style:font-name="Courier New" fo:font-size="10pt" style:font-name-asian="Times New Roman" style:font-size-asian="10pt" style:language-asian="fr" style:country-asian="FR" style:font-name-complex="Courier New" style:font-size-complex="10pt"/>
    </style:style>
    <style:style style:name="T7" style:family="text">
      <style:text-properties fo:language="en" fo:country="US"/>
    </style:style>
    <style:style style:name="T8" style:family="text">
      <style:text-properties style:font-name="Times New Roman" fo:font-size="12pt" fo:language="en" fo:country="US" style:font-name-asian="Times New Roman" style:font-size-asian="12pt" style:language-asian="fr" style:country-asian="FR" style:font-name-complex="Times New Roman" style:font-size-complex="12pt"/>
    </style:style>
    <style:style style:name="T9" style:family="text">
      <style:text-properties officeooo:rsid="001657be"/>
    </style:style>
    <style:style style:name="T10" style:family="text">
      <style:text-properties officeooo:rsid="001731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e l’origine du dev. Web</text:h>
      <text:p text:style-name="Standard">L’idée est de mettre à disposition sur une machine distante (serveur) des fichiers interprétés et affichés par les programmes clients (les navigateurs)</text:p>
      <text:h text:style-name="Heading_20_2" text:outline-level="2">HTML</text:h>
      <text:p text:style-name="Standard">Il s’agit d’un langage de <text:span text:style-name="Police_20_par_20_défaut"><text:span text:style-name="T2">balisage</text:span></text:span> d’hypertexte créé en 1989 et qui évolue jusqu’en 1991 où il devient l’unique langage de <text:span text:style-name="Police_20_par_20_défaut"><text:span text:style-name="T2">structuration</text:span></text:span> des pages webs.</text:p>
      <text:p text:style-name="P1">&lt;!doctype html&gt;</text:p>
      <text:p text:style-name="P1">&lt;html&gt;</text:p>
      <text:p text:style-name="P1"><text:s text:c="2"/>&lt;head&gt;</text:p>
      <text:p text:style-name="P1"><text:s text:c="4"/>&lt;meta charset="utf-8" /&gt;</text:p>
      <text:p text:style-name="P3"><text:span text:style-name="Police_20_par_20_défaut"><text:span text:style-name="T3"><text:s text:c="2"/></text:span></text:span><text:span text:style-name="Police_20_par_20_défaut"><text:span text:style-name="T5">&lt;/head&gt;</text:span></text:span></text:p>
      <text:p text:style-name="P2"/>
      <text:p text:style-name="P2"><text:s text:c="2"/>&lt;body&gt;</text:p>
      <text:p text:style-name="P2"><text:s text:c="4"/>&lt;div&gt; </text:p>
      <text:p text:style-name="P2"><text:s text:c="6"/>&lt;label&gt;Un libellé dans un bloc&lt;/label&gt; </text:p>
      <text:p text:style-name="P2"><text:s text:c="4"/>&lt;/div&gt;</text:p>
      <text:p text:style-name="P2"><text:s text:c="2"/>&lt;/body&gt;</text:p>
      <text:p text:style-name="P2">&lt;/html&gt;</text:p>
      <text:h text:style-name="Heading_20_2" text:outline-level="2">CSS</text:h>
      <text:p text:style-name="Normal_20__28_Web_29_">Il s’agit de feuilles de style en cascade introduit en 1990 par les <text:span text:style-name="Police_20_par_20_défaut"><text:span text:style-name="T2">navigateurs</text:span></text:span> qui standardisent l’<text:span text:style-name="Police_20_par_20_défaut"><text:span text:style-name="T2">habillage</text:span></text:span> des <text:span text:style-name="Police_20_par_20_défaut"><text:span text:style-name="T2">pages</text:span></text:span> webs. </text:p>
      <text:p text:style-name="Normal_20__28_Web_29_">Sous la pression des développeurs, des navigateurs comme <text:span text:style-name="Police_20_par_20_défaut"><text:span text:style-name="T2">Nescape</text:span></text:span> proposent alors d’habiller la structure HTML avec les feuilles fournis et non les leurs. </text:p>
      <text:p text:style-name="Préformaté_20_HTML"><text:span text:style-name="hljs-comment">/* Un identifiant */</text:span></text:p>
      <text:p text:style-name="Préformaté_20_HTML"><text:span text:style-name="hljs-id">#message-2</text:span><text:span text:style-name="Code_20_HTML"> </text:span><text:span text:style-name="hljs-rules">{ </text:span><text:span text:style-name="hljs-attribute">padding</text:span><text:span text:style-name="hljs-rule">:</text:span><text:span text:style-name="hljs-value"> .</text:span><text:span text:style-name="hljs-number">1em</text:span><text:span text:style-name="hljs-rules">; </text:span><text:span text:style-name="hljs-rule">}</text:span></text:p>
      <text:p text:style-name="Préformaté_20_HTML"><text:span text:style-name="hljs-comment"><text:span text:style-name="T7">/* Une classe */</text:span></text:span></text:p>
      <text:p text:style-name="Préformaté_20_HTML"><text:span text:style-name="hljs-class"><text:span text:style-name="T7">.fallback-message</text:span></text:span><text:span text:style-name="Code_20_HTML"><text:span text:style-name="T7"> </text:span></text:span><text:span text:style-name="hljs-rules"><text:span text:style-name="T7">{ </text:span></text:span></text:p>
      <text:p text:style-name="Préformaté_20_HTML"><text:span text:style-name="hljs-rules"><text:span text:style-name="T7"><text:s text:c="2"/></text:span></text:span><text:span text:style-name="hljs-attribute"><text:span text:style-name="T7">background</text:span></text:span><text:span text:style-name="hljs-rule"><text:span text:style-name="T7">:</text:span></text:span><text:span text:style-name="hljs-value"><text:span text:style-name="T7"> </text:span></text:span><text:span text:style-name="hljs-hexcolor"><text:span text:style-name="T7">#EEDC94</text:span></text:span><text:span text:style-name="hljs-rules"><text:span text:style-name="T7">; </text:span></text:span></text:p>
      <text:p text:style-name="Préformaté_20_HTML"><text:span text:style-name="hljs-rule"><text:span text:style-name="T7">}</text:span></text:span></text:p>
      <text:p text:style-name="Préformaté_20_HTML"><text:span text:style-name="hljs-comment"><text:span text:style-name="T7">/* Une balise */</text:span></text:span></text:p>
      <text:p text:style-name="Préformaté_20_HTML"><text:span text:style-name="hljs-tag">a</text:span><text:span text:style-name="Code_20_HTML"> </text:span><text:span text:style-name="hljs-rules">{ </text:span><text:span text:style-name="hljs-attribute">background</text:span><text:span text:style-name="hljs-rule">:</text:span><text:span text:style-name="hljs-value"> </text:span><text:span text:style-name="hljs-function">rgba</text:span><text:span text:style-name="hljs-value">(</text:span><text:span text:style-name="hljs-number">255</text:span><text:span text:style-name="hljs-value">, </text:span><text:span text:style-name="hljs-number">255</text:span><text:span text:style-name="hljs-value">, </text:span><text:span text:style-name="hljs-number">255</text:span><text:span text:style-name="hljs-value">, </text:span><text:span text:style-name="hljs-number">0.5</text:span><text:span text:style-name="hljs-value">)</text:span><text:span text:style-name="hljs-rules">; </text:span><text:span text:style-name="hljs-rule">}</text:span></text:p>
      <text:h text:style-name="Heading_20_2" text:outline-level="2">JavaScript</text:h>
      <text:h text:style-name="P8" text:outline-level="2">Il s’agit d’un langage de programmation de scripts <text:span text:style-name="T10">exécuté</text:span> côté client, orienté objet à prototype (les fonctions créées sont elles-mêmes des objets de première classe), créé en 1995 pour le compte de Netscape et inspiré du Java. </text:h>
      <text:p text:style-name="Préformaté_20_HTML"><text:span text:style-name="hljs-keyword">var</text:span><text:span text:style-name="Code_20_HTML"> y = </text:span><text:span text:style-name="hljs-number">2</text:span><text:span text:style-name="Code_20_HTML">;</text:span></text:p>
      <text:p text:style-name="Préformaté_20_HTML"><text:span text:style-name="hljs-keyword">var</text:span><text:span text:style-name="Code_20_HTML"> x = (y != </text:span><text:span text:style-name="hljs-number">2</text:span><text:span text:style-name="Code_20_HTML">) ? </text:span><text:span text:style-name="hljs-number">1</text:span><text:span text:style-name="Code_20_HTML"> : </text:span><text:span text:style-name="hljs-number">3</text:span><text:span text:style-name="Code_20_HTML">;</text:span></text:p>
      <text:p text:style-name="Préformaté_20_HTML"/>
      <text:p text:style-name="Préformaté_20_HTML"><text:span text:style-name="hljs-keyword">var</text:span><text:span text:style-name="Code_20_HTML"> monPrototype = monPrototype || {};</text:span></text:p>
      <text:p text:style-name="Préformaté_20_HTML"><text:span text:style-name="Code_20_HTML">monPrototype.event = {</text:span></text:p>
      <text:p text:style-name="Préformaté_20_HTML"><text:span text:style-name="Code_20_HTML"><text:s text:c="2"/>getMessage: </text:span><text:span text:style-name="hljs-keyword">function</text:span><text:span text:style-name="hljs-params">(str)</text:span><text:span text:style-name="Code_20_HTML">{ alert(</text:span><text:span text:style-name="hljs-string">'salut '</text:span><text:span text:style-name="Code_20_HTML">+str); } </text:span></text:p>
      <text:p text:style-name="Préformaté_20_HTML"><text:span text:style-name="Code_20_HTML">}</text:span></text:p>
      <text:p text:style-name="Préformaté_20_HTML"/>
      <text:p text:style-name="Préformaté_20_HTML"><text:span text:style-name="hljs-built_5f_in">document</text:span><text:span text:style-name="Code_20_HTML">.getElementsByTagName(</text:span><text:span text:style-name="hljs-string">'body'</text:span><text:span text:style-name="Code_20_HTML">)[</text:span><text:span text:style-name="hljs-number">0</text:span><text:span text:style-name="Code_20_HTML">]</text:span></text:p>
      <text:p text:style-name="Préformaté_20_HTML"><text:span text:style-name="Code_20_HTML"><text:s text:c="2"/>.innerHTML = </text:span><text:span text:style-name="hljs-string">"Ooops"</text:span><text:span text:style-name="Code_20_HTML">;</text:span></text:p>
      <text:h text:style-name="Heading_20_2" text:outline-level="2"><text:soft-page-break/>PHP</text:h>
      <text:p text:style-name="Normal_20__28_Web_29_">Il s’agit d’un langage de <text:span text:style-name="Police_20_par_20_défaut"><text:span text:style-name="T2">script</text:span></text:span> utilisé côté <text:span text:style-name="Police_20_par_20_défaut"><text:span text:style-name="T2">serveur</text:span></text:span> créé en 1994. Le Personal Home Page a été imaginé afin de pouvoir envoyer au client des <text:span text:style-name="Police_20_par_20_défaut"><text:span text:style-name="T2">fichiers HTML différents</text:span></text:span> selon les informations reçus. </text:p>
      <text:p text:style-name="Normal_20__28_Web_29_">Il existe d’autres langages tel que le <text:span text:style-name="Police_20_par_20_défaut"><text:span text:style-name="T2">Ruby</text:span></text:span>, le <text:span text:style-name="Police_20_par_20_défaut"><text:span text:style-name="T2">python</text:span></text:span> ou encore le <text:span text:style-name="Police_20_par_20_défaut"><text:span text:style-name="T2">.net</text:span></text:span>. </text:p>
      <text:p text:style-name="P11"><text:span text:style-name="hljs-preprocessor"><text:span text:style-name="T9">&lt;select&gt;</text:span></text:span></text:p>
      <text:p text:style-name="P11"><text:span text:style-name="hljs-preprocessor"><text:span text:style-name="T9"><text:s text:c="4"/>&lt;?php foreach($array as $key=&gt;$value): ?&gt;</text:span></text:span></text:p>
      <text:p text:style-name="P11"><text:span text:style-name="hljs-preprocessor"><text:span text:style-name="T9"><text:s text:c="4"/>&lt;option&gt;</text:span></text:span></text:p>
      <text:p text:style-name="P11"><text:span text:style-name="hljs-preprocessor"><text:span text:style-name="T9"><text:s text:c="8"/>&lt;?php echo $key; ?&gt;</text:span></text:span></text:p>
      <text:p text:style-name="P11"><text:span text:style-name="hljs-preprocessor"><text:span text:style-name="T9"><text:s text:c="4"/>&lt;/option&gt;</text:span></text:span></text:p>
      <text:p text:style-name="P11"><text:span text:style-name="hljs-preprocessor"><text:span text:style-name="T9"><text:s text:c="4"/>&lt;?php endforeach; ?&gt;</text:span></text:span></text:p>
      <text:p text:style-name="P11"><text:span text:style-name="hljs-preprocessor"><text:span text:style-name="T9">&lt;/select&gt;</text:span></text:span></text:p>
      <text:h text:style-name="Heading_20_2" text:outline-level="2">Qu’est-ce qui a changé depuis 1995 ?</text:h>
      <text:p text:style-name="Normal_20__28_Web_29_">Depuis le <text:span text:style-name="Police_20_par_20_défaut"><text:span text:style-name="T2">HTML5</text:span></text:span> les balises de marquage nous permettent d'activer le GPS, la caméra etc, de modifier des images, etc. </text:p>
      <text:p text:style-name="Normal_20__28_Web_29_">Que dire du <text:span text:style-name="Police_20_par_20_défaut"><text:span text:style-name="T2">CSS3</text:span></text:span> ? Combiné à des déclencheurs javascript, il permet de mouvoir les éléments du DOM comme le fait cette présentation. </text:p>
      <text:p text:style-name="Normal_20__28_Web_29_">Grâce au travail collaboratif de la communauté web, on a <text:span text:style-name="Police_20_par_20_défaut"><text:span text:style-name="T2">standardisé</text:span></text:span>, <text:span text:style-name="Police_20_par_20_défaut"><text:span text:style-name="T2">optimisé</text:span></text:span>, <text:span text:style-name="Police_20_par_20_défaut"><text:span text:style-name="T2">factorisé</text:span></text:span> et <text:span text:style-name="Police_20_par_20_défaut"><text:span text:style-name="T2">structuré</text:span></text:span>. </text:p>
      <text:p text:style-name="Normal_20__28_Web_29_">À tel point, que le web est devenu un outil extrêmement <text:span text:style-name="Police_20_par_20_défaut"><text:span text:style-name="T2">puissant</text:span></text:span> et <text:span text:style-name="Police_20_par_20_défaut"><text:span text:style-name="T2">fiable</text:span></text:span> utilisé par les plus grosses multinationales. </text:p>
      <text:p text:style-name="Normal_20__28_Web_29_">Google et Mozilla sont de très gros contributeurs, mais Microsoft se met lui aussi à la page depuis quelques temps.</text:p>
      <text:h text:style-name="Heading_20_2" text:outline-level="2">API</text:h>
      <text:p text:style-name="Standard">Une <text:span text:style-name="Police_20_par_20_défaut"><text:span text:style-name="T2">interface </text:span></text:span>de programmation est un ensemble normalisé de classes et de fonctions qui sert de façade par laquelle un logiciel offre des services à un autre logiciel. Pour nous, il s’agit d’un <text:span text:style-name="Police_20_par_20_défaut"><text:span text:style-name="T2">service </text:span></text:span>web qui offre des <text:span text:style-name="Police_20_par_20_défaut"><text:span text:style-name="T2">outils </text:span></text:span>à une <text:span text:style-name="Police_20_par_20_défaut"><text:span text:style-name="T2">application.</text:span></text:span></text:p>
      <text:p text:style-name="Normal_20__28_Web_29_">Google, Facebook ou encore la SNCF proposent des APIs qui vont permettre à une application d’obtenir via <text:span text:style-name="Police_20_par_20_défaut"><text:span text:style-name="T2">AJAX</text:span></text:span> des données et de les afficher comme ils le désirent. Pour ce faire, une <text:span text:style-name="Police_20_par_20_défaut"><text:span text:style-name="T2">API web </text:span></text:span>est souvent normalisée <text:span text:style-name="Police_20_par_20_défaut"><text:span text:style-name="T2">CRUD </text:span></text:span>et retourne des <text:span text:style-name="Police_20_par_20_défaut"><text:span text:style-name="T2">JSON </text:span></text:span>s.</text:p>
      <text:h text:style-name="Heading_20_2" text:outline-level="2">Ajax</text:h>
      <text:p text:style-name="Standard">L’Asynchronous JavaScript and XML arrive sur les navigateurs entre <text:s/>1995 et 2005 ; il permet de construire des applications Web plus dynamiques. Le JavaScript va communiquer avec le serveur en arrière-plan via l’objet XMLHttpRequest qui lui transmettra <text:s/>les données sous forme de XML (aujourd’hui de json).</text:p>
      <text:h text:style-name="Heading_20_2" text:outline-level="2"><text:soft-page-break/>JSON</text:h>
      <text:p text:style-name="Standard">Il s’agit d’un format de données textuelles dérivé des objets du langage JavaScript. Il permet de représenter de l’information structurée. Exemple : </text:p>
      <text:p text:style-name="P6">{ "voiture" : <text:line-break/>  { "marque" : "Renault", "<text:span text:style-name="T9">modèle</text:span>" : "Mégane"}, <text:line-break/>  { "marque" : "Renault", "<text:span text:style-name="T9">modèle</text:span>" : "Safrane"}, <text:line-break/>  { "marque" : "Peugeot", "<text:span text:style-name="T9">modèle</text:span>" : "306"} <text:line-break/>}</text:p>
      <text:h text:style-name="P9" text:outline-level="2">CRUD</text:h>
      <text:p text:style-name="Standard">Il s’agit d’une standardisation des actions de stockage d’informations en base de données. L’acronyme Create, Read, Update, Delete définit donc les méthodes http suivantes :</text:p>
      <text:p text:style-name="Standard">Un <text:span text:style-name="Police_20_par_20_défaut"><text:span text:style-name="T1">post</text:span></text:span> http envoyé vers le serveur doit déclencher un <text:span text:style-name="Police_20_par_20_défaut"><text:span text:style-name="T1">insert</text:span></text:span> dans la DB.</text:p>
      <text:p text:style-name="Standard">Un <text:span text:style-name="Police_20_par_20_défaut"><text:span text:style-name="T1">get</text:span></text:span> http envoyé vers le serveur doit déclencher un <text:span text:style-name="Police_20_par_20_défaut"><text:span text:style-name="T1">select</text:span></text:span> dans la DB.</text:p>
      <text:p text:style-name="Standard">Un <text:span text:style-name="Police_20_par_20_défaut"><text:span text:style-name="T1">put</text:span></text:span> http envoyé vers le serveur doit déclencher un <text:span text:style-name="Police_20_par_20_défaut"><text:span text:style-name="T1">update</text:span></text:span> dans la DB.</text:p>
      <text:p text:style-name="Standard">Un <text:span text:style-name="Police_20_par_20_défaut"><text:span text:style-name="T1">delete</text:span></text:span> http envoyé vers le serveur doit déclencher un <text:span text:style-name="Police_20_par_20_défaut"><text:span text:style-name="T1">delete</text:span></text:span> dans la DB.</text:p>
      <text:h text:style-name="P9" text:outline-level="2">Comment travailler des architectures si complexes ?</text:h>
      <text:h text:style-name="Heading_20_1" text:outline-level="1">Framework</text:h>
      <text:h text:style-name="Heading_20_2" text:outline-level="2">La structure web</text:h>
      <text:p text:style-name="Standard">Le web n’était pas très structuré en 1989 et s’est développé jusque dans les années 2000-2003 avec l’arrivée de l’ajax et des concepts de découpage des structures. <text:s/>Dans les années 2004, les développeurs ont posés deux principes dits fondamentaux qui ont mené à la création du framework RoR.</text:p>
      <text:p text:style-name="Standard"><text:span text:style-name="Police_20_par_20_défaut"><text:span text:style-name="T1">Ne vous répétez pas !</text:span></text:span> Principe qui permet grâce à l’architecture <text:span text:style-name="Police_20_par_20_défaut"><text:span text:style-name="T1">MVC</text:span></text:span> de n’avoir des éléments de l’application qu’à un seul endroit.</text:p>
      <text:p text:style-name="Standard"><text:span text:style-name="Police_20_par_20_défaut"><text:span text:style-name="T1">Convention plutôt que configuration ! </text:span></text:span>Principe qui dit que l’on configure un élément seulement s’il n’entre dans aucune convention. Ceci permet de proposer des comportements par défaut pour la plupart des fonctionnalités.</text:p>
      <text:p text:style-name="Standard">Des travaux menés des années 1930 à 1984 par divers sociétés ont abouti en 1991 à un modèle de gestion de projet itératif, incrémental et adaptatif. Ce modèle permettait de gérer des projets de façon plus rapide et plus réactive que la gestion dite traditionnelle. En 2001, 17 des plus éminents personnages du développement logiciel (notamment Ward Cunningham inventeur du wiki, Kent Beck fondateur de l’Xtrem Programming ou encore Jeff Sutherland créateur du SCRUM) se réunissent et écrivent le <text:span text:style-name="Police_20_par_20_défaut"><text:span text:style-name="T1">Manifeste Agile</text:span></text:span>. </text:p>
      <text:p text:style-name="Standard"><text:soft-page-break/>Ruby on Rails applique <text:span text:style-name="T10">complètement</text:span> l’<text:span text:style-name="Police_20_par_20_défaut"><text:span text:style-name="T1">Agile </text:span></text:span>dans son organisation et sa méthode de développement. C’est la raison pour laquelle il fournit des outils de génération qui vont automatiquement intégrer de la <text:span text:style-name="Police_20_par_20_défaut"><text:span text:style-name="T1">documentation</text:span></text:span> et du <text:span text:style-name="Police_20_par_20_défaut"><text:span text:style-name="T1">test</text:span></text:span>, qu’il utilise la <text:span text:style-name="Police_20_par_20_défaut"><text:span text:style-name="T1">migration de base</text:span></text:span> de données ainsi que l’<text:span text:style-name="Police_20_par_20_défaut"><text:span text:style-name="T1">ORM</text:span></text:span> et tout ceci dans une architecture <text:span text:style-name="Police_20_par_20_défaut"><text:span text:style-name="T1">MVC.</text:span></text:span></text:p>
      <text:p text:style-name="Standard">En 2005, Linus Torvalds imagine un outil de versionning prenant tous les côtés positifs des outils existants et abandonnant leurs points faibles. Cet outil nommé <text:span text:style-name="Police_20_par_20_défaut"><text:span text:style-name="T1">git </text:span></text:span>permet un versionning collaboratif et rapide des fichiers et va devenir jusqu’à aujourd’hui la référence.</text:p>
      <text:h text:style-name="Heading_20_2" text:outline-level="2">Cette présentation </text:h>
      <text:p text:style-name="Standard">Cette présentation par exemple est développée en Ruby, elle utilise le langage de génération dynamique HAML, son code source est disponible sur un service web d’hébergement et de gestion de développement de logiciels utilisant GIT. Lors de la livraison du code source, des tests sont exécutés et s’ils sont validés, le service livre le code généré sur le serveur de production.</text:p>
      <text:h text:style-name="Heading_20_2" text:outline-level="2">Migration de base</text:h>
      <text:p text:style-name="Standard">Il s’agit d’une technique visant à modifier la structure des données de façon simple, rapide et versionnée. Il devient alors possible d’agir de façon agile en modifiant la structure de tables déjà créées mais qui au fil du projet et des demandes du client devient bloquante. Cette technique permet par son versionning de retirer une ou un groupe de <text:s/>modifications.</text:p>
      <text:p text:style-name="P5">Exemple :</text:p>
      <text:p text:style-name="P4"><text:span text:style-name="Police_20_par_20_défaut"><text:span text:style-name="T4">class</text:span></text:span><text:span text:style-name="Police_20_par_20_défaut"><text:span text:style-name="T8"> </text:span></text:span><text:span text:style-name="Police_20_par_20_défaut"><text:span text:style-name="T4">CreateProducts &lt; ActiveRecord::Migration</text:span></text:span></text:p>
      <text:p text:style-name="P4"><text:span text:style-name="Police_20_par_20_défaut"><text:span text:style-name="T4">  def</text:span></text:span><text:span text:style-name="Police_20_par_20_défaut"><text:span text:style-name="T8"> </text:span></text:span><text:span text:style-name="Police_20_par_20_défaut"><text:span text:style-name="T4">self.up</text:span></text:span></text:p>
      <text:p text:style-name="P4"><text:span text:style-name="Police_20_par_20_défaut"><text:span text:style-name="T4">    create_table :products</text:span></text:span><text:span text:style-name="Police_20_par_20_défaut"><text:span text:style-name="T8"> </text:span></text:span><text:span text:style-name="Police_20_par_20_défaut"><text:span text:style-name="T4">do</text:span></text:span><text:span text:style-name="Police_20_par_20_défaut"><text:span text:style-name="T8"> </text:span></text:span><text:span text:style-name="Police_20_par_20_défaut"><text:span text:style-name="T4">|t|</text:span></text:span></text:p>
      <text:p text:style-name="P4"><text:span text:style-name="Police_20_par_20_défaut"><text:span text:style-name="T4">      t.string :name</text:span></text:span></text:p>
      <text:p text:style-name="P4"><text:span text:style-name="Police_20_par_20_défaut"><text:span text:style-name="T4">      t.text :description</text:span></text:span></text:p>
      <text:p text:style-name="P4"><text:span text:style-name="Police_20_par_20_défaut"><text:span text:style-name="T8"> </text:span></text:span></text:p>
      <text:p text:style-name="P4"><text:span text:style-name="Police_20_par_20_défaut"><text:span text:style-name="T4">      t.timestamps</text:span></text:span></text:p>
      <text:p text:style-name="P4"><text:span text:style-name="Police_20_par_20_défaut"><text:span text:style-name="T4">    end</text:span></text:span></text:p>
      <text:p text:style-name="P4"><text:span text:style-name="Police_20_par_20_défaut"><text:span text:style-name="T4">  end</text:span></text:span></text:p>
      <text:p text:style-name="P4"><text:span text:style-name="Police_20_par_20_défaut"><text:span text:style-name="T8"> </text:span></text:span></text:p>
      <text:p text:style-name="P4"><text:span text:style-name="Police_20_par_20_défaut"><text:span text:style-name="T4">  def</text:span></text:span><text:span text:style-name="Police_20_par_20_défaut"><text:span text:style-name="T8"> </text:span></text:span><text:span text:style-name="Police_20_par_20_défaut"><text:span text:style-name="T4">self.down</text:span></text:span></text:p>
      <text:p text:style-name="P4"><text:span text:style-name="Police_20_par_20_défaut"><text:span text:style-name="T4">    drop_table :products</text:span></text:span></text:p>
      <text:p text:style-name="P4"><text:span text:style-name="Police_20_par_20_défaut"><text:span text:style-name="T4">  end</text:span></text:span></text:p>
      <text:p text:style-name="P4"><text:span text:style-name="Police_20_par_20_défaut"><text:span text:style-name="T4">end</text:span></text:span></text:p>
      <text:p text:style-name="P5"/>
      <text:p text:style-name="P4"><text:span text:style-name="Police_20_par_20_défaut"><text:span text:style-name="T4">class</text:span></text:span><text:span text:style-name="Police_20_par_20_défaut"><text:span text:style-name="T8"> </text:span></text:span><text:span text:style-name="Police_20_par_20_défaut"><text:span text:style-name="T4">AddPartNumberToProducts &lt; ActiveRecord::Migration</text:span></text:span></text:p>
      <text:p text:style-name="P4"><text:span text:style-name="Police_20_par_20_défaut"><text:span text:style-name="T4">  def</text:span></text:span><text:span text:style-name="Police_20_par_20_défaut"><text:span text:style-name="T8"> </text:span></text:span><text:span text:style-name="Police_20_par_20_défaut"><text:span text:style-name="T4">self.up</text:span></text:span></text:p>
      <text:p text:style-name="P4"><text:span text:style-name="Police_20_par_20_défaut"><text:span text:style-name="T4">    add_column :products, :part_number, :string</text:span></text:span></text:p>
      <text:p text:style-name="P4"><text:span text:style-name="Police_20_par_20_défaut"><text:span text:style-name="T4">  end</text:span></text:span></text:p>
      <text:p text:style-name="P4"><text:span text:style-name="Police_20_par_20_défaut"><text:span text:style-name="T8"> </text:span></text:span></text:p>
      <text:p text:style-name="P4"><text:span text:style-name="Police_20_par_20_défaut"><text:span text:style-name="T4">  def</text:span></text:span><text:span text:style-name="Police_20_par_20_défaut"><text:span text:style-name="T8"> </text:span></text:span><text:span text:style-name="Police_20_par_20_défaut"><text:span text:style-name="T4">self.down</text:span></text:span></text:p>
      <text:p text:style-name="P4"><text:span text:style-name="Police_20_par_20_défaut"><text:span text:style-name="T4">    remove_column :products, :part_number</text:span></text:span></text:p>
      <text:p text:style-name="P4"><text:soft-page-break/><text:span text:style-name="Police_20_par_20_défaut"><text:span text:style-name="T4">  </text:span></text:span><text:span text:style-name="Police_20_par_20_défaut"><text:span text:style-name="T6">end</text:span></text:span></text:p>
      <text:p text:style-name="P4"><text:span text:style-name="Police_20_par_20_défaut"><text:span text:style-name="T6">end</text:span></text:span></text:p>
      <text:p text:style-name="Standard"/>
      <text:h text:style-name="Heading_20_2" text:outline-level="2">ORM</text:h>
      <text:p text:style-name="Standard">Le mapping objet-relationnel est une technique de programmation informatique qui crée l’illusion d’une base de données orientée objet à partir d’une base de données relationnelle en définissant des correspondances entre cette base de données et les objets du langage utilisé. Cette technique permet d’écrire des requêtes dans les modèles d’une seule façon alors que l’application va utiliser différentes base de données. Par exemple, l’utilisation du SqliLite en développement ou en test ne posera aucune modification de code à la mise en production sur du PostgreSql.</text:p>
      <text:p text:style-name="Standard">Exemple de récupération de tous les enregistrements de la table utilisateur et de leur stockage dans les models.</text:p>
      <text:p text:style-name="P5">users = User.all</text:p>
      <text:p text:style-name="P5">users[0].name # Affiche Alain.</text:p>
      <text:h text:style-name="Heading_20_2" text:outline-level="2">MVC</text:h>
      <text:p text:style-name="Standard">Il s’agit d’un modèle destiné à répondre aux besoins des applications interactives en séparant les problématiques liées aux différents composants au sein de leur architecture respective.</text:p>
      <text:p text:style-name="Standard"><text:span text:style-name="Police_20_par_20_défaut"><text:span text:style-name="T1">Le modèle</text:span></text:span> est ce qui va traiter les données et interagir avec la base de données ; il regroupe la gestion et est responsable de leur intégrité.</text:p>
      <text:p text:style-name="Standard"><text:span text:style-name="Police_20_par_20_défaut"><text:span text:style-name="T1">La vue</text:span></text:span> est ce qui présente les résultats renvoyés par le modèle ; il doit recevoir toute action utilisateur.</text:p>
      <text:p text:style-name="Standard"><text:span text:style-name="Police_20_par_20_défaut"><text:span text:style-name="T1">Le contrôleur</text:span></text:span> prend en compte la gestion des événements de synchronisation pour mettre à jour la vue ou le modèle ; il reçoit tous les événements et enclenche des actions.</text:p>
      <text:h text:style-name="Heading_20_2" text:outline-level="2">Choix du framework</text:h>
      <text:p text:style-name="Standard"><text:span text:style-name="Police_20_par_20_défaut"><text:span text:style-name="T1">Contrainte</text:span></text:span> : php</text:p>
      <text:p text:style-name="Standard"><text:span text:style-name="Police_20_par_20_défaut"><text:span text:style-name="T1">Objectif</text:span></text:span> : Rechercher le framework php le plus proche de la philosophie <text:s/>RoR</text:p>
      <text:list xml:id="list8414697406877680867" text:style-name="WWNum1">
        <text:list-item>
          <text:p text:style-name="P10">Rapidité de mise en œuvre</text:p>
        </text:list-item>
        <text:list-item>
          <text:p text:style-name="P10">Disponibilité de Gems</text:p>
        </text:list-item>
        <text:list-item>
          <text:p text:style-name="P10">Environnements configurables</text:p>
        </text:list-item>
        <text:list-item>
          <text:p text:style-name="P10">Communauté importante et active</text:p>
        </text:list-item>
        <text:list-item>
          <text:p text:style-name="P10">Générateurs de model, contrôleurs, vues</text:p>
        </text:list-item>
        <text:list-item>
          <text:p text:style-name="P10"><text:soft-page-break/>Optimisateur de code</text:p>
        </text:list-item>
        <text:list-item>
          <text:p text:style-name="P10">Générateur de documentation</text:p>
        </text:list-item>
        <text:list-item>
          <text:p text:style-name="P10">Tests unitaire/fonctionnels automatisés</text:p>
        </text:list-item>
      </text:list>
      <text:h text:style-name="Heading_20_2" text:outline-level="2">Comparateur de framework</text:h>
      <text:p text:style-name="Standard">http://vschart.com/compare/phalconphp/vs/laravel/vs/codeigniter</text:p>
      <text:h text:style-name="Heading_20_2" text:outline-level="2">Laravel</text:h>
      <text:p text:style-name="Standard"><text:a xlink:type="simple" xlink:href="http://laravel.com/docs/5.0" office:target-frame-name="_top" xlink:show="replace">http://laravel.com/docs/5.0</text:a></text:p>
      <text:h text:style-name="Heading_20_3" text:outline-level="3">Activité de la communauté :</text:h>
      <text:p text:style-name="Standard">1 gros commiter (plus de 100k lignes), <text:s/>une baisse importante <text:s/>de la participation en 2014.</text:p>
      <text:h text:style-name="Heading_20_3" text:outline-level="3">Points forts </text:h>
      <text:p text:style-name="Standard">Présence de migration</text:p>
      <text:h text:style-name="Heading_20_2" text:outline-level="2">Phalcon</text:h>
      <text:p text:style-name="Standard"><text:a xlink:type="simple" xlink:href="http://phalconphp.com/fr/" office:target-frame-name="_top" xlink:show="replace">http://phalconphp.com/fr/</text:a></text:p>
      <text:h text:style-name="Heading_20_3" text:outline-level="3">Activité de la communauté :</text:h>
      <text:p text:style-name="Standard">8 gros commiter (plus de 100k lignes)</text:p>
      <text:h text:style-name="Heading_20_3" text:outline-level="3">Points forts </text:h>
      <text:p text:style-name="Standard">Présence d’un outil de développement (<text:a xlink:type="simple" xlink:href="http://docs.phalconphp.com/en/latest/reference/tools.html" office:target-frame-name="_top" xlink:show="replace">http://docs.phalconphp.com/en/latest/reference/tools.html</text:a>) permettant de générer des scaffolding, des migrations etc.</text:p>
      <text:p text:style-name="Standard">Présence de unit testing (<text:a xlink:type="simple" xlink:href="http://docs.phalconphp.com/en/latest/reference/unit-testing.html" office:target-frame-name="_top" xlink:show="replace">http://docs.phalconphp.com/en/latest/reference/unit-testing.html</text:a>)</text:p>
      <text:p text:style-name="Standard">Présence de tutoriels</text:p>
      <text:h text:style-name="Heading_20_2" text:outline-level="2">Composer</text:h>
      <text:p text:style-name="Standard"><text:a xlink:type="simple" xlink:href="https://getcomposer.org/doc/01-basic-usage.md" office:target-frame-name="_top" xlink:show="replace">https://getcomposer.org/doc/01-basic-usage.md</text:a></text:p>
      <text:h text:style-name="Heading_20_1" text:outline-level="1">L’avenir du web</text:h>
      <text:p text:style-name="Standard">Pendant le Mobile World Congress 2013, Mozilla présente les nouveautés de Firefox OS de l’année à venir et les possibilités qu’offre le Web en tant que plateforme.</text:p>
      <text:p text:style-name="Standard"><text:soft-page-break/>Firefox OS est conçu pour s’adapter à l’utilisateur, à ses centres d’intérêts et besoins avec des fonctionnalités telles que la recherche adaptative d’applications, l’utilisation hors ligne et le contrôle des coûts. Firefox OS offre des niveaux de personnalisation inégalés par rapport à d’autres plateformes ou périphériques. Ceci est réalisable car Firefox OS repose sur les technologies flexibles du Web et grâce à l’architecture modulaire d’éléments de base de l’interface utilisateur, facilitant sa personnalisation par tous les utilisateurs.</text:p>
      <text:p text:style-name="Standard">Au début, Firefox OS était supporté par des opérateurs tels que Telefónica, Telecom Italia, Telenor et Deutsche Telekom ainsi que des équipementiers comme ZTE et TCL. De nos jours il y a une trentaine de partenaires tels que Qualcomm, LG, Huawei, Alcatel, Twitter et est présent sur plus de 15 marchés en Inde, Amérique du sud et Europe. Dépassant l’application du smartphone, il est aujourd’hui utilisé sur les téléviseurs comme Panasonic (<text:a xlink:type="simple" xlink:href="http://news.panasonic.co.uk/pressreleases/panasonic-unveils-new-my-home-screen-2-0-tv-user-interface-powered-by-firefox-os-1120532" office:target-frame-name="_top" xlink:show="replace">http://news.panasonic.co.uk/pressreleases/panasonic-unveils-new-my-home-screen-2-0-tv-user-interface-powered-by-firefox-os-1120532</text:a>) ou encore la clé de streaming Matchstick (<text:a xlink:type="simple" xlink:href="https://www.kickstarter.com/projects/matchstick/matchstick-the-streaming-stick-built-on-firefox-os?ref=nav_search" office:target-frame-name="_top" xlink:show="replace">https://www.kickstarter.com/projects/matchstick/matchstick-the-streaming-stick-built-on-firefox-os?ref=nav_search</text:a>) .</text:p>
      <text:p text:style-name="Standard">Le web aujourd’hui permet la modularité, la légèreté et la puissance que tout un chacun recherche au quotidien.</text:p>
      <text:h text:style-name="Heading_20_1" text:outline-level="1">Références</text:h>
      <text:p text:style-name="Standard">ORM: <text:a xlink:type="simple" xlink:href="http://guides.rubyonrails.org/active_record_basics.html" office:target-frame-name="_top" xlink:show="replace">http://guides.rubyonrails.org/active_record_basics.html</text:a></text:p>
      <text:p text:style-name="Standard">Git: <text:a xlink:type="simple" xlink:href="http://git-scm.com/" office:target-frame-name="_top" xlink:show="replace">http://git-scm.com/</text:a></text:p>
      <text:p text:style-name="Standard">MVC : <text:a xlink:type="simple" xlink:href="https://en.wikipedia.org/wiki/Model-view-controller" office:target-frame-name="_top" xlink:show="replace">https://en.wikipedia.org/wiki/Model-view-controller</text:a></text:p>
      <text:p text:style-name="Standard">CRUD : <text:a xlink:type="simple" xlink:href="https://en.wikipedia.org/wiki/Create,_read,_update_and_delete" office:target-frame-name="_top" xlink:show="replace">https://en.wikipedia.org/wiki/Create,_read,_update_and_delete</text:a></text:p>
      <text:p text:style-name="Standard">Les migrations : <text:a xlink:type="simple" xlink:href="http://guides.rubyonrails.org/v3.0.3/migrations.html" office:target-frame-name="_top" xlink:show="replace">http://guides.rubyonrails.org/v3.0.3/migrations.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DejaVu Sans"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DejaVu Sans"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F" style:font-family-complex="F" style:font-family-generic-complex="system"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F" style:font-family-complex="F" style:font-family-generic-complex="system"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F" style:font-family-complex="F" style:font-family-generic-complex="system"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Préformaté_20_HTML" style:display-name="Préformaté HTML" style:family="paragraph" style:parent-style-name="Normal">
      <style:paragraph-properties fo:margin-top="0cm" fo:margin-bottom="0cm" style:contextual-spacing="false"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true"/>
    </style:style>
    <style:style style:name="Normal_20__28_Web_29_" style:display-name="Normal (Web)" style:family="paragraph" style:parent-style-name="Normal">
      <style:paragraph-properties fo:margin-top="0.176cm" fo:margin-bottom="0.176cm" style:contextual-spacing="false" fo:line-height="100%" fo:orphans="2" fo:widows="2" fo:hyphenation-ladder-count="no-limit" style:vertical-align="auto"/>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size-asian="14pt" style:font-weight-asian="bold" style:font-name-complex="F" style:font-family-complex="F" style:font-family-generic-complex="system"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size-asian="13pt" style:font-weight-asian="bold" style:font-name-complex="F" style:font-family-complex="F" style:font-family-generic-complex="system"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weight-asian="bold" style:font-name-complex="F" style:font-family-complex="F" style:font-family-generic-complex="system" style:font-pitch-complex="variable" style:font-weight-complex="bol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stLabel_20_1" style:display-name="ListLabel 1" style:family="text">
      <style:text-properties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hljs-doctype" style:family="text" style:parent-style-name="Police_20_par_20_défaut"/>
    <style:style style:name="hljs-tag" style:family="text" style:parent-style-name="Police_20_par_20_défaut"/>
    <style:style style:name="hljs-title" style:family="text" style:parent-style-name="Police_20_par_20_défaut"/>
    <style:style style:name="hljs-attribute" style:family="text" style:parent-style-name="Police_20_par_20_défaut"/>
    <style:style style:name="hljs-value" style:family="text" style:parent-style-name="Police_20_par_20_défaut"/>
    <style:style style:name="hljs-comment" style:family="text" style:parent-style-name="Police_20_par_20_défaut"/>
    <style:style style:name="hljs-id" style:family="text" style:parent-style-name="Police_20_par_20_défaut"/>
    <style:style style:name="hljs-rules" style:family="text" style:parent-style-name="Police_20_par_20_défaut"/>
    <style:style style:name="hljs-rule" style:family="text" style:parent-style-name="Police_20_par_20_défaut"/>
    <style:style style:name="hljs-number" style:family="text" style:parent-style-name="Police_20_par_20_défaut"/>
    <style:style style:name="hljs-class" style:family="text" style:parent-style-name="Police_20_par_20_défaut"/>
    <style:style style:name="hljs-hexcolor" style:family="text" style:parent-style-name="Police_20_par_20_défaut"/>
    <style:style style:name="hljs-function" style:family="text" style:parent-style-name="Police_20_par_20_défaut"/>
    <style:style style:name="hljs-keyword" style:family="text" style:parent-style-name="Police_20_par_20_défaut"/>
    <style:style style:name="hljs-params" style:family="text" style:parent-style-name="Police_20_par_20_défaut"/>
    <style:style style:name="hljs-string" style:family="text" style:parent-style-name="Police_20_par_20_défaut"/>
    <style:style style:name="hljs-built_5f_in" style:display-name="hljs-built_in" style:family="text" style:parent-style-name="Police_20_par_20_défaut"/>
    <style:style style:name="hljs-preprocessor" style:family="text" style:parent-style-name="Police_20_par_20_défaut"/>
    <style:style style:name="hljs-variable" style:family="text" style:parent-style-name="Police_20_par_20_défau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style:text-properties style:font-name="Calibri"/>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ANDRE Alain</meta:initial-creator>
    <meta:creation-date>2015-02-24T02:11:00Z</meta:creation-date>
    <dc:date>2015-03-09T23:32:27.290664212</dc:date>
    <meta:editing-cycles>3</meta:editing-cycles>
    <meta:editing-duration>PT7H24M</meta:editing-duration>
    <meta:document-statistic meta:table-count="0" meta:image-count="0" meta:object-count="0" meta:page-count="7" meta:paragraph-count="153" meta:word-count="1666" meta:character-count="11280" meta:non-whitespace-character-count="9617"/>
    <meta:user-defined meta:name="AppVersion">14.0000</meta:user-defined>
    <meta:user-defined meta:name="Company">CA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De%20l.odt/Normal.dotm"/>
  </office:meta>
</office:document-meta>
</file>